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3F7B3A0B201DD869.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18.755cm" style:page-number="auto" table:align="center"/>
    </style:style>
    <style:style style:name="Tabla2.A" style:family="table-column">
      <style:table-column-properties style:column-width="4.083cm"/>
    </style:style>
    <style:style style:name="Tabla2.B" style:family="table-column">
      <style:table-column-properties style:column-width="14.672cm"/>
    </style:style>
    <style:style style:name="Tabla2.A1" style:family="table-cell">
      <style:table-cell-properties style:vertical-align="middle" fo:padding-left="0.191cm" fo:padding-right="0.191cm" fo:padding-top="0cm" fo:padding-bottom="0cm" fo:border="0.5pt dotted #000000" style:writing-mode="lr-tb"/>
    </style:style>
    <style:style style:name="Tabla2.2" style:family="table-row">
      <style:table-row-properties style:min-row-height="0.702cm" style:use-optimal-row-height="false"/>
    </style:style>
    <style:style style:name="Tabla2.4" style:family="table-row">
      <style:table-row-properties style:min-row-height="0.12cm" style:use-optimal-row-height="false"/>
    </style:style>
    <style:style style:name="Tabla2.5" style:family="table-row">
      <style:table-row-properties style:min-row-height="0.474cm" style:use-optimal-row-height="false"/>
    </style:style>
    <style:style style:name="Tabla2.15" style:family="table-row">
      <style:table-row-properties style:min-row-height="1.189cm" style:use-optimal-row-height="false"/>
    </style:style>
    <style:style style:name="Tabla2.17" style:family="table-row">
      <style:table-row-properties style:min-row-height="0.637cm" style:use-optimal-row-height="false"/>
    </style:style>
    <style:style style:name="Tabla2.22" style:family="table-row">
      <style:table-row-properties style:min-row-height="1.219cm" style:use-optimal-row-height="false"/>
    </style:style>
    <style:style style:name="Tabla2.24" style:family="table-row">
      <style:table-row-properties style:min-row-height="0.215cm" style:use-optimal-row-height="false"/>
    </style:style>
    <style:style style:name="Tabla2.26" style:family="table-row">
      <style:table-row-properties style:min-row-height="0.159cm" style:use-optimal-row-height="false"/>
    </style:style>
    <style:style style:name="Tabla2.27" style:family="table-row">
      <style:table-row-properties style:min-row-height="0.443cm" style:use-optimal-row-height="false"/>
    </style:style>
    <style:style style:name="TDESEMBOLSOS" style:family="table">
      <style:table-properties style:width="14.291cm" style:rel-width="100%" table:align="center"/>
    </style:style>
    <style:style style:name="TDESEMBOLSOS.A" style:family="table-column">
      <style:table-column-properties style:column-width="7.142cm" style:rel-column-width="4049*"/>
    </style:style>
    <style:style style:name="TDESEMBOLSOS.B" style:family="table-column">
      <style:table-column-properties style:column-width="3.016cm" style:rel-column-width="1710*"/>
    </style:style>
    <style:style style:name="TDESEMBOLSOS.C" style:family="table-column">
      <style:table-column-properties style:column-width="4.133cm" style:rel-column-width="2343*"/>
    </style:style>
    <style:style style:name="TDESEMBOLSOS.A1" style:family="table-cell">
      <style:table-cell-properties fo:padding="0.097cm" fo:border="none" style:writing-mode="lr-tb"/>
    </style:style>
    <style:style style:name="INFORMESNARRATIVOS" style:family="table">
      <style:table-properties style:width="14.291cm" style:rel-width="100%" table:align="center"/>
    </style:style>
    <style:style style:name="INFORMESNARRATIVOS.A" style:family="table-column">
      <style:table-column-properties style:column-width="11.269cm" style:rel-column-width="6389*"/>
    </style:style>
    <style:style style:name="INFORMESNARRATIVOS.B" style:family="table-column">
      <style:table-column-properties style:column-width="3.022cm" style:rel-column-width="1713*"/>
    </style:style>
    <style:style style:name="INFORMESNARRATIVOS.A1" style:family="table-cell">
      <style:table-cell-properties fo:padding="0.097cm" fo:border="none" style:writing-mode="lr-tb"/>
    </style:style>
    <style:style style:name="INFORMESFINANCIEROS" style:family="table">
      <style:table-properties style:width="14.291cm" style:rel-width="100%" table:align="center"/>
    </style:style>
    <style:style style:name="INFORMESFINANCIEROS.A" style:family="table-column">
      <style:table-column-properties style:column-width="11.269cm" style:rel-column-width="6389*"/>
    </style:style>
    <style:style style:name="INFORMESFINANCIEROS.B" style:family="table-column">
      <style:table-column-properties style:column-width="3.022cm" style:rel-column-width="1713*"/>
    </style:style>
    <style:style style:name="INFORMESFINANCIEROS.A1" style:family="table-cell">
      <style:table-cell-properties fo:padding="0.097cm" fo:border="none" style:writing-mode="lr-tb"/>
    </style:style>
    <style:style style:name="INFORMESAUDITORIAS" style:family="table">
      <style:table-properties style:width="14.291cm" style:rel-width="100%" table:align="center"/>
    </style:style>
    <style:style style:name="INFORMESAUDITORIAS.A" style:family="table-column">
      <style:table-column-properties style:column-width="11.269cm" style:rel-column-width="6389*"/>
    </style:style>
    <style:style style:name="INFORMESAUDITORIAS.B" style:family="table-column">
      <style:table-column-properties style:column-width="3.022cm" style:rel-column-width="1713*"/>
    </style:style>
    <style:style style:name="INFORMESAUDITORIAS.A1" style:family="table-cell">
      <style:table-cell-properties fo:padding="0.097cm" fo:border="none" style:writing-mode="lr-tb"/>
    </style:style>
    <style:style style:name="Tabla7" style:family="table">
      <style:table-properties style:width="18.39cm" table:align="center"/>
    </style:style>
    <style:style style:name="Tabla7.A" style:family="table-column">
      <style:table-column-properties style:column-width="4.734cm"/>
    </style:style>
    <style:style style:name="Tabla7.B" style:family="table-column">
      <style:table-column-properties style:column-width="13.656cm"/>
    </style:style>
    <style:style style:name="Tabla7.A1" style:family="table-cell">
      <style:table-cell-properties style:vertical-align="middle" fo:padding-left="0.191cm" fo:padding-right="0.191cm" fo:padding-top="0cm" fo:padding-bottom="0cm" fo:border="0.5pt dotted #000000" style:writing-mode="lr-tb"/>
    </style:style>
    <style:style style:name="Tabla7.5" style:family="table-row">
      <style:table-row-properties style:min-row-height="0.464cm" style:use-optimal-row-height="false"/>
    </style:style>
    <style:style style:name="Tabla7.6" style:family="table-row">
      <style:table-row-properties style:min-row-height="0.236cm"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 fo:font-size="12pt" style:font-size-asian="12pt" style:font-name-complex="Arial" style:font-size-complex="12pt"/>
    </style:style>
    <style:style style:name="P4" style:family="paragraph" style:parent-style-name="Heading">
      <style:text-properties officeooo:paragraph-rsid="0019375b"/>
    </style:style>
    <style:style style:name="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P6" style:family="paragraph" style:parent-style-name="Normal">
      <style:paragraph-properties fo:text-align="end" style:justify-single-word="false"/>
    </style:style>
    <style:style style:name="P7" style:family="paragraph" style:parent-style-name="Normal">
      <style:paragraph-properties fo:line-height="115%"/>
    </style:style>
    <style:style style:name="P8" style:family="paragraph" style:parent-style-name="Normal">
      <style:text-properties style:font-name="Myriad Pro" fo:font-size="10pt" fo:font-weight="bold" style:font-size-asian="10pt" style:font-weight-asian="bold" style:font-name-complex="Tahoma" style:font-size-complex="10pt"/>
    </style:style>
    <style:style style:name="P9"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0" style:family="paragraph" style:parent-style-name="Normal">
      <style:text-properties style:font-name="Myriad Pro" fo:font-size="10pt" style:font-size-asian="10pt" style:font-name-complex="Tahoma" style:font-size-complex="10pt"/>
    </style:style>
    <style:style style:name="P11" style:family="paragraph" style:parent-style-name="Normal">
      <style:paragraph-properties fo:line-height="115%"/>
      <style:text-properties style:font-name="Myriad Pro" fo:font-size="10pt" style:font-size-asian="10pt" style:font-name-complex="Tahoma" style:font-size-complex="10pt"/>
    </style:style>
    <style:style style:name="P12" style:family="paragraph" style:parent-style-name="Normal">
      <style:paragraph-properties fo:line-height="115%"/>
      <style:text-properties style:font-name="Myriad Pro" fo:font-size="10pt" style:font-size-asian="10pt" style:font-size-complex="10pt"/>
    </style:style>
    <style:style style:name="P13" style:family="paragraph" style:parent-style-name="Normal">
      <style:text-properties style:font-name="Arial Narrow" fo:font-size="11pt" style:font-size-asian="11pt" style:font-size-complex="11pt"/>
    </style:style>
    <style:style style:name="P14"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15" style:family="paragraph" style:parent-style-name="Normal">
      <style:paragraph-properties fo:margin-top="0.212cm" fo:margin-bottom="0cm" loext:contextual-spacing="false" fo:line-height="115%"/>
      <style:text-properties style:font-name="Myriad Pro" fo:font-size="10pt" style:font-size-asian="10pt" style:font-name-complex="Tahoma" style:font-size-complex="10pt"/>
    </style:style>
    <style:style style:name="P16" style:family="paragraph" style:parent-style-name="Table_20_Contents">
      <style:text-properties style:font-name="Myriad Pro"/>
    </style:style>
    <style:style style:name="P17" style:family="paragraph" style:parent-style-name="Table_20_Contents">
      <style:text-properties style:font-name="Myriad Pro" style:font-name-complex="Tahoma"/>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style:font-size-asian="12pt" style:font-name-complex="Arial" style:font-size-complex="12pt"/>
    </style:style>
    <style:style style:name="T4" style:family="text">
      <style:text-properties style:font-name="Frutiger LT Std 47 Light Cn" fo:font-weight="bold" style:font-weight-asian="bold" style:font-name-complex="Arial"/>
    </style:style>
    <style:style style:name="T5" style:family="text">
      <style:text-properties style:font-name="Myriad Pro" fo:font-size="10pt" style:font-size-asian="10pt" style:font-name-complex="Myriad Pro" style:font-size-complex="10pt"/>
    </style:style>
    <style:style style:name="T6" style:family="text">
      <style:text-properties style:font-name="Myriad Pro" fo:font-size="10pt" style:font-size-asian="10pt" style:font-name-complex="Tahoma" style:font-size-complex="10pt"/>
    </style:style>
    <style:style style:name="T7" style:family="text">
      <style:text-properties style:font-name="Myriad Pro" fo:font-size="10pt" fo:font-weight="bold" style:font-size-asian="10pt" style:font-weight-asian="bold" style:font-name-complex="Tahoma" style:font-size-complex="10pt" style:font-weight-complex="bold"/>
    </style:style>
    <style:style style:name="T8" style:family="text">
      <style:text-properties fo:color="#ff0000" style:font-name="Myriad Pro" fo:font-size="10pt" fo:font-weight="bold" style:font-size-asian="10pt" style:font-weight-asian="bold" style:font-name-complex="Myriad Pro" style:font-size-complex="10pt" style:font-weight-complex="bold"/>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draw:opacity="5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draw:opacity="5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4">PROYECTO</text:p>
          </table:table-cell>
          <table:table-cell table:style-name="Tabla2.A1" office:value-type="string">
            <text:p text:style-name="P7"><text:span text:style-name="Fuente_20_de_20_párrafo_20_predeter."><text:span text:style-name="T5">[NOMBRE]</text:span></text:span></text:p>
          </table:table-cell>
        </table:table-row>
        <table:table-row table:style-name="Tabla2.2">
          <table:table-cell table:style-name="Tabla2.A1" office:value-type="string">
            <text:p text:style-name="P8">PROYECTO NÚMERO – REFERENCIA</text:p>
          </table:table-cell>
          <table:table-cell table:style-name="Tabla2.A1" office:value-type="string">
            <text:p text:style-name="P7"><text:span text:style-name="Fuente_20_de_20_párrafo_20_predeter."><text:span text:style-name="T5">[REFERENCIA]</text:span></text:span></text:p>
          </table:table-cell>
        </table:table-row>
        <table:table-row>
          <table:table-cell table:style-name="Tabla2.A1" office:value-type="string">
            <text:p text:style-name="P8">REFERENCIA CINEP</text:p>
          </table:table-cell>
          <table:table-cell table:style-name="Tabla2.A1" office:value-type="string">
            <text:p text:style-name="P7"><text:span text:style-name="Fuente_20_de_20_párrafo_20_predeter."><text:span text:style-name="T8">[REFERENCIACINEP]</text:span></text:span></text:p>
          </table:table-cell>
        </table:table-row>
        <table:table-row table:style-name="Tabla2.4">
          <table:table-cell table:style-name="Tabla2.A1" office:value-type="string">
            <text:p text:style-name="Normal"><text:span text:style-name="Fuente_20_de_20_párrafo_20_predeter."><text:span text:style-name="T7">FUENTE DE FINANCIACIÓN</text:span></text:span></text:p>
          </table:table-cell>
          <table:table-cell table:style-name="Tabla2.A1" office:value-type="string">
            <text:p text:style-name="P11">[FUENTEFINANCIADOR]</text:p>
          </table:table-cell>
        </table:table-row>
        <table:table-row table:style-name="Tabla2.5">
          <table:table-cell table:style-name="Tabla2.A1" office:value-type="string">
            <text:p text:style-name="Normal"><text:span text:style-name="Fuente_20_de_20_párrafo_20_predeter."><text:span text:style-name="T7">ORGANIGRAMA CINEP</text:span></text:span></text:p>
          </table:table-cell>
          <table:table-cell table:style-name="Tabla2.A1" office:value-type="string">
            <text:p text:style-name="P11">[ORGANIGRAMACINEP]</text:p>
          </table:table-cell>
        </table:table-row>
        <table:table-row>
          <table:table-cell table:style-name="Tabla2.A1" office:value-type="string">
            <text:p text:style-name="P8">COORDINADOR</text:p>
          </table:table-cell>
          <table:table-cell table:style-name="Tabla2.A1" office:value-type="string">
            <text:p text:style-name="P11">[COORDINADOR]</text:p>
          </table:table-cell>
        </table:table-row>
        <table:table-row>
          <table:table-cell table:style-name="Tabla2.A1" office:value-type="string">
            <text:p text:style-name="P8">RESPONSABLE</text:p>
          </table:table-cell>
          <table:table-cell table:style-name="Tabla2.A1" office:value-type="string">
            <text:p text:style-name="P11">[RESPONSABLE]</text:p>
          </table:table-cell>
        </table:table-row>
        <table:table-row>
          <table:table-cell table:style-name="Tabla2.A1" office:value-type="string">
            <text:p text:style-name="P8">EQUIPO DE TRABAJO</text:p>
          </table:table-cell>
          <table:table-cell table:style-name="Tabla2.A1" office:value-type="string">
            <text:p text:style-name="P11">[EQUIPOTRABAJO]</text:p>
          </table:table-cell>
        </table:table-row>
        <table:table-row>
          <table:table-cell table:style-name="Tabla2.A1" office:value-type="string">
            <text:p text:style-name="P8">FINANCIADOR</text:p>
          </table:table-cell>
          <table:table-cell table:style-name="Tabla2.A1" office:value-type="string">
            <text:p text:style-name="P11">[FINANCIADOR]</text:p>
          </table:table-cell>
        </table:table-row>
        <table:table-row>
          <table:table-cell table:style-name="Tabla2.A1" office:value-type="string">
            <text:p text:style-name="Normal"><text:span text:style-name="Fuente_20_de_20_párrafo_20_predeter."><text:span text:style-name="T7">PRESUPUESTO TOTAL</text:span></text:span></text:p>
          </table:table-cell>
          <table:table-cell table:style-name="Tabla2.A1" office:value-type="string">
            <text:p text:style-name="P15">[PRESUPUESTOTOTAL]</text:p>
          </table:table-cell>
        </table:table-row>
        <table:table-row>
          <table:table-cell table:style-name="Tabla2.A1" office:value-type="string">
            <text:p text:style-name="P8">TIPO DE MONEDA</text:p>
          </table:table-cell>
          <table:table-cell table:style-name="Tabla2.A1" office:value-type="string">
            <text:p text:style-name="P11">[TIPOMONEDA]</text:p>
          </table:table-cell>
        </table:table-row>
        <table:table-row>
          <table:table-cell table:style-name="Tabla2.A1" office:value-type="string">
            <text:p text:style-name="Normal"><text:span text:style-name="Fuente_20_de_20_párrafo_20_predeter."><text:span text:style-name="T7">APORTE FINANCIADOR</text:span></text:span></text:p>
          </table:table-cell>
          <table:table-cell table:style-name="Tabla2.A1" office:value-type="string">
            <text:p text:style-name="P11">[APORTEFINANCIADOR]</text:p>
          </table:table-cell>
        </table:table-row>
        <table:table-row>
          <table:table-cell table:style-name="Tabla2.A1" office:value-type="string">
            <text:p text:style-name="P9">APORTE FINANCIERO CINEP</text:p>
          </table:table-cell>
          <table:table-cell table:style-name="Tabla2.A1" office:value-type="string">
            <text:p text:style-name="P11">[APORTEFINANCIEROCINEP]</text:p>
          </table:table-cell>
        </table:table-row>
        <table:table-row>
          <table:table-cell table:style-name="Tabla2.A1" office:value-type="string">
            <text:p text:style-name="P9">OTROS APORTES CINEP</text:p>
          </table:table-cell>
          <table:table-cell table:style-name="Tabla2.A1" office:value-type="string">
            <text:p text:style-name="P11">[OTROSAPORTESCINEP]</text:p>
          </table:table-cell>
        </table:table-row>
        <table:table-row table:style-name="Tabla2.15">
          <table:table-cell table:style-name="Tabla2.A1" office:value-type="string">
            <text:p text:style-name="P8">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17">[DESCRIPCION]</text:p>
                </table:table-cell>
                <table:table-cell table:style-name="TDESEMBOLSOS.A1" office:value-type="string">
                  <text:p text:style-name="P17">[FECHAPLAN]</text:p>
                </table:table-cell>
                <table:table-cell table:style-name="TDESEMBOLSOS.A1" office:value-type="string">
                  <text:p text:style-name="P17">[VALORPLANEADO]</text:p>
                </table:table-cell>
              </table:table-row>
            </table:table>
            <text:p text:style-name="P15"/>
          </table:table-cell>
        </table:table-row>
        <table:table-row>
          <table:table-cell table:style-name="Tabla2.A1" office:value-type="string">
            <text:p text:style-name="Normal"><text:span text:style-name="Fuente_20_de_20_párrafo_20_predeter."><text:span text:style-name="T7">ACUSE RECIBIDO</text:span></text:span></text:p>
          </table:table-cell>
          <table:table-cell table:style-name="Tabla2.A1" office:value-type="string">
            <text:p text:style-name="P11">[ACUSE]</text:p>
          </table:table-cell>
        </table:table-row>
        <table:table-row table:style-name="Tabla2.17">
          <table:table-cell table:style-name="Tabla2.A1" office:value-type="string">
            <text:p text:style-name="P8">INICIA</text:p>
          </table:table-cell>
          <table:table-cell table:style-name="Tabla2.A1" office:value-type="string">
            <text:p text:style-name="P11">[FECHAINICIO]</text:p>
          </table:table-cell>
        </table:table-row>
        <table:table-row>
          <table:table-cell table:style-name="Tabla2.A1" office:value-type="string">
            <text:p text:style-name="P8">TERMINA</text:p>
          </table:table-cell>
          <table:table-cell table:style-name="Tabla2.A1" office:value-type="string">
            <text:p text:style-name="P11">[FECHACIERRE]</text:p>
          </table:table-cell>
        </table:table-row>
        <table:table-row>
          <table:table-cell table:style-name="Tabla2.A1" office:value-type="string">
            <text:p text:style-name="Normal"><text:span text:style-name="Fuente_20_de_20_párrafo_20_predeter."><text:span text:style-name="T7">DURACIÓN</text:span></text:span></text:p>
          </table:table-cell>
          <table:table-cell table:style-name="Tabla2.A1" office:value-type="string">
            <text:p text:style-name="P11">[DURACION]</text:p>
          </table:table-cell>
        </table:table-row>
        <table:table-row>
          <table:table-cell table:style-name="Tabla2.A1" office:value-type="string">
            <text:p text:style-name="P9">FECHA LIQUIDACION</text:p>
          </table:table-cell>
          <table:table-cell table:style-name="Tabla2.A1" office:value-type="string">
            <text:p text:style-name="P11">[FECHALIQUIDACION]</text:p>
          </table:table-cell>
        </table:table-row>
        <table:table-row>
          <table:table-cell table:style-name="Tabla2.A1" office:value-type="string">
            <text:p text:style-name="P8">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16">[DESCRIPCION]</text:p>
                </table:table-cell>
                <table:table-cell table:style-name="INFORMESNARRATIVOS.A1" office:value-type="string">
                  <text:p text:style-name="P16">[FECHAPLAN]</text:p>
                </table:table-cell>
              </table:table-row>
            </table:table>
            <text:p text:style-name="P12"/>
          </table:table-cell>
        </table:table-row>
        <table:table-row table:style-name="Tabla2.22">
          <table:table-cell table:style-name="Tabla2.A1" office:value-type="string">
            <text:p text:style-name="P8">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17">[DESCRIPCION]</text:p>
                </table:table-cell>
                <table:table-cell table:style-name="INFORMESFINANCIEROS.A1" office:value-type="string">
                  <text:p text:style-name="P17">[FECHAPLAN]</text:p>
                </table:table-cell>
              </table:table-row>
            </table:table>
            <text:p text:style-name="P11"/>
          </table:table-cell>
        </table:table-row>
        <table:table-row>
          <table:table-cell table:style-name="Tabla2.A1" office:value-type="string">
            <text:p text:style-name="P9">PUBLICACIONES</text:p>
          </table:table-cell>
          <table:table-cell table:style-name="Tabla2.A1" office:value-type="string">
            <text:p text:style-name="P11">[PUBLICACIONES]</text:p>
          </table:table-cell>
        </table:table-row>
        <table:table-row table:style-name="Tabla2.24">
          <table:table-cell table:style-name="Tabla2.A1" office:value-type="string">
            <text:p text:style-name="Normal"><text:span text:style-name="Fuente_20_de_20_párrafo_20_predeter."><text:span text:style-name="T7">INFORMES DE AUDITORI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17">[DESCRIPCION]</text:p>
                </table:table-cell>
                <table:table-cell table:style-name="INFORMESAUDITORIAS.A1" office:value-type="string">
                  <text:p text:style-name="P17">[FECHAPLAN]</text:p>
                </table:table-cell>
              </table:table-row>
            </table:table>
            <text:p text:style-name="P11"/>
          </table:table-cell>
        </table:table-row>
        <table:table-row>
          <table:table-cell table:style-name="Tabla2.A1" office:value-type="string">
            <text:p text:style-name="Normal"><text:span text:style-name="Fuente_20_de_20_párrafo_20_predeter."><text:span text:style-name="T7">EMPRESA DE AUDITORIAS Y RELACIONADOS</text:span></text:span></text:p>
          </table:table-cell>
          <table:table-cell table:style-name="Tabla2.A1" office:value-type="string">
            <text:p text:style-name="P11">[EMPRESAAUDITORIA]</text:p>
          </table:table-cell>
        </table:table-row>
        <table:table-row table:style-name="Tabla2.26">
          <table:table-cell table:style-name="Tabla2.A1" office:value-type="string">
            <text:p text:style-name="P8">CENTRO DE COSTO</text:p>
          </table:table-cell>
          <table:table-cell table:style-name="Tabla2.A1" office:value-type="string">
            <text:p text:style-name="P11">[CENTROCOSTO]</text:p>
          </table:table-cell>
        </table:table-row>
        <table:table-row table:style-name="Tabla2.27">
          <table:table-cell table:style-name="Tabla2.A1" office:value-type="string">
            <text:p text:style-name="P8">COPIAS DE SOPORTE</text:p>
          </table:table-cell>
          <table:table-cell table:style-name="Tabla2.A1" office:value-type="string">
            <text:p text:style-name="P11">[COPIASDESOPORTE]</text:p>
          </table:table-cell>
        </table:table-row>
        <table:table-row table:style-name="Tabla2.26">
          <table:table-cell table:style-name="Tabla2.A1" office:value-type="string">
            <text:p text:style-name="P8">CUENTAS BANCARIAS</text:p>
          </table:table-cell>
          <table:table-cell table:style-name="Tabla2.A1" office:value-type="string">
            <text:p text:style-name="P11">[CUENTASBANCARIAS]</text:p>
          </table:table-cell>
        </table:table-row>
        <table:table-row table:style-name="Tabla2.26">
          <table:table-cell table:style-name="Tabla2.A1" office:value-type="string">
            <text:p text:style-name="Normal"><text:span text:style-name="Fuente_20_de_20_párrafo_20_predeter."><text:span text:style-name="T7">REPORTAR RENDIMIENTOS FINACIEROS</text:span></text:span></text:p>
          </table:table-cell>
          <table:table-cell table:style-name="Tabla2.A1" office:value-type="string">
            <text:p text:style-name="P11">[REPORTARRENDIMIENTOSFINANCIEROS]</text:p>
          </table:table-cell>
        </table:table-row>
        <table:table-row table:style-name="Tabla2.26">
          <table:table-cell table:style-name="Tabla2.A1" office:value-type="string">
            <text:p text:style-name="P9">REINVERTIR <text:soft-page-break/>RENDIMIENTOS FINACIEROS</text:p>
          </table:table-cell>
          <table:table-cell table:style-name="Tabla2.A1" office:value-type="string">
            <text:p text:style-name="P11">[REINVERTIRRENDIMIENTOSFINANCIEROS]</text:p>
          </table:table-cell>
        </table:table-row>
        <table:table-row table:style-name="Tabla2.26">
          <table:table-cell table:style-name="Tabla2.A1" office:value-type="string">
            <text:p text:style-name="P8">FORMATOS ESPECÍFICOS</text:p>
          </table:table-cell>
          <table:table-cell table:style-name="Tabla2.A1" office:value-type="string">
            <text:p text:style-name="P11">[FORMATOSESPECIFICOS]</text:p>
          </table:table-cell>
        </table:table-row>
        <table:table-row table:style-name="Tabla2.26">
          <table:table-cell table:style-name="Tabla2.A1" office:value-type="string">
            <text:p text:style-name="P8">AUTENTICAR, COMPULSAR SOPORTES</text:p>
          </table:table-cell>
          <table:table-cell table:style-name="Tabla2.A1" office:value-type="string">
            <text:p text:style-name="P11">[AUTENTICARCOMPULSAR]</text:p>
          </table:table-cell>
        </table:table-row>
        <table:table-row table:style-name="Tabla2.26">
          <table:table-cell table:style-name="Tabla2.A1" office:value-type="string">
            <text:p text:style-name="Normal"><text:span text:style-name="Fuente_20_de_20_párrafo_20_predeter."><text:span text:style-name="T7">ANOTACIONES</text:span></text:span></text:p>
          </table:table-cell>
          <table:table-cell table:style-name="Tabla2.A1" office:value-type="string">
            <text:p text:style-name="P11">[ANOTACIONES]</text:p>
          </table:table-cell>
        </table:table-row>
      </table:table>
      <text:p text:style-name="P8"/>
      <text:p text:style-name="P8"/>
      <text:p text:style-name="P8">DATOS GENERALES AGENCIA PARA ESTE PROYECTO</text:p>
      <table:table table:name="Tabla7" table:style-name="Tabla7">
        <table:table-column table:style-name="Tabla7.A"/>
        <table:table-column table:style-name="Tabla7.B"/>
        <table:table-row>
          <table:table-cell table:style-name="Tabla7.A1" office:value-type="string">
            <text:p text:style-name="P8">FINANCIADOR</text:p>
          </table:table-cell>
          <table:table-cell table:style-name="Tabla7.A1" office:value-type="string">
            <text:p text:style-name="P10">[FINANCIADOR]</text:p>
          </table:table-cell>
        </table:table-row>
        <table:table-row>
          <table:table-cell table:style-name="Tabla7.A1" office:value-type="string">
            <text:p text:style-name="P8">PAIS</text:p>
          </table:table-cell>
          <table:table-cell table:style-name="Tabla7.A1" office:value-type="string">
            <text:p text:style-name="P10">[PAISFINANCIADOR]</text:p>
          </table:table-cell>
        </table:table-row>
        <table:table-row>
          <table:table-cell table:style-name="Tabla7.A1" office:value-type="string">
            <text:p text:style-name="P8">RESPONSABLE</text:p>
          </table:table-cell>
          <table:table-cell table:style-name="Tabla7.A1" office:value-type="string">
            <text:p text:style-name="P10">[RESPAGENCIA]</text:p>
          </table:table-cell>
        </table:table-row>
        <table:table-row>
          <table:table-cell table:style-name="Tabla7.A1" office:value-type="string">
            <text:p text:style-name="P8">E-MAIL</text:p>
          </table:table-cell>
          <table:table-cell table:style-name="Tabla7.A1" office:value-type="string">
            <text:p text:style-name="P10">[EMAILRESPAGENCIA]</text:p>
          </table:table-cell>
        </table:table-row>
        <table:table-row table:style-name="Tabla7.5">
          <table:table-cell table:style-name="Tabla7.A1" office:value-type="string">
            <text:p text:style-name="P8">TELÉFONOS</text:p>
          </table:table-cell>
          <table:table-cell table:style-name="Tabla7.A1" office:value-type="string">
            <text:p text:style-name="P10">[TELRESPAGENCIA]</text:p>
          </table:table-cell>
        </table:table-row>
        <table:table-row table:style-name="Tabla7.6">
          <table:table-cell table:style-name="Tabla7.A1" office:value-type="string">
            <text:p text:style-name="P8">OBSERVACIONES FINANCIADOR</text:p>
          </table:table-cell>
          <table:table-cell table:style-name="Tabla7.A1" office:value-type="string">
            <text:p text:style-name="Normal"><text:span text:style-name="Fuente_20_de_20_párrafo_20_predeter."><text:span text:style-name="T6">[OBSERVACIONES]</text:span></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ítulo_20_1" style:display-name="Título 1" style:family="paragraph" style:parent-style-name="Heading" style:next-style-name="Text_20_body" style:default-outline-level="1">
      <style:paragraph-properties fo:margin-top="0.423cm" fo:margin-bottom="0.212cm" loext:contextual-spacing="false"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212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212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 style:family="paragraph" style:parent-style-name="Standard" style:class="text">
      <style:paragraph-properties fo:hyphenation-ladder-count="no-limit" text:number-lines="false" text:line-number="0">
        <style:tab-stops>
          <style:tab-stop style:position="8.795cm" style:type="center"/>
          <style:tab-stop style:position="17.59cm" style:type="right"/>
        </style:tab-stops>
      </style:paragraph-properties>
      <style:text-properties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 fo:font-size="12pt" style:font-size-asian="12pt" style:font-name-complex="Arial" style:font-size-complex="12pt"/>
    </style:style>
    <style:style style:name="MP4" style:family="paragraph" style:parent-style-name="Heading">
      <style:text-properties officeooo:paragraph-rsid="0019375b"/>
    </style:style>
    <style:style style:name="MP5" style:family="paragraph" style:parent-style-name="Texto_20_nota_20_pie">
      <style:paragraph-properties fo:text-align="end" style:justify-single-word="false">
        <style:tab-stops>
          <style:tab-stop style:position="1cm"/>
        </style:tab-stops>
      </style:paragraph-properties>
      <style:text-properties style:font-name="Frutiger LT Std 47 Light Cn" style:font-name-complex="Arial"/>
    </style:style>
    <style:style style:name="MP6" style:family="paragraph" style:parent-style-name="Normal">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style:font-name="Frutiger LT Std 47 Light Cn" fo:font-size="12pt" style:font-size-asian="12pt" style:font-name-complex="Arial" style:font-size-complex="12pt"/>
    </style:style>
    <style:style style:name="MT4" style:family="text">
      <style:text-properties style:font-name="Frutiger LT Std 47 Light Cn" fo:font-weight="bold" style:font-weight-asian="bold" style:font-name-complex="Arial"/>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draw:opacity="5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draw:opacity="5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1"><draw:image xlink:href="Pictures/200000090000144300001C29BF2E1A0B91E07E8D.wmf" xlink:type="simple" xlink:show="embed" xlink:actuate="onLoad"/><draw:contour-polygon svg:width="0cm" svg:height="0cm" svg:viewBox="0 0 0 0" draw:points="0,0" draw:recreate-on-edit="false"/></draw:frame></text:span></text:span><text:span text:style-name="Fuente_20_de_20_párrafo_20_predeter."><text:span text:style-name="MT1"><draw:frame draw:style-name="Mfr2" draw:name="Imagen 4" text:anchor-type="as-char" svg:width="1.401cm" svg:height="1.744cm" draw:z-index="3"><draw:image xlink:href="Pictures/10000000000000DD000000C83F7B3A0B201DD869.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Código RE-PR-FG-07</text:p>
              <text:p text:style-name="MP3">Fecha:</text:p>
              <text:p text:style-name="MP4"><text:span text:style-name="Fuente_20_de_20_párrafo_20_predeter."><text:span text:style-name="MT3">Responsable: Gerente de </text:span></text:span></text:p>
              <text:p text:style-name="MP4"><text:span text:style-name="Fuente_20_de_20_párrafo_20_predeter."><text:span text:style-name="MT3">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4"/></text:span></text:p>
            </table:table-cell>
            <table:covered-table-cell/>
          </table:table-row>
        </table:table>
        <text:p text:style-name="MP5">No<text:tab/><text:tab/></text:p>
        <text:p text:style-name="MP6"><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 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FICHA  DE GESTIÓN Y SEGUIMIENTO</dc:title>
    <dc:subject/>
    <meta:initial-creator>gerenciaproyectos</meta:initial-creator>
    <meta:creation-date>2016-04-22T15:06:00Z</meta:creation-date>
    <dc:date>2016-06-21T19:50:04.486000347</dc:date>
    <meta:print-date>2009-05-05T14:06:00Z</meta:print-date>
    <meta:editing-cycles>34</meta:editing-cycles>
    <meta:editing-duration>PT2H46M32S</meta:editing-duration>
    <meta:document-statistic meta:table-count="7" meta:image-count="2" meta:object-count="0" meta:page-count="2" meta:paragraph-count="93" meta:word-count="159" meta:character-count="1565" meta:non-whitespace-character-count="1494"/>
    <meta:template xlink:type="simple" xlink:actuate="onRequest" xlink:title="" xlink:href="Normal"/>
  </office:meta>
</office:document-meta>
</file>